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6.svm"/>
  <manifest:file-entry manifest:media-type="" manifest:full-path="Pictures/TablePreview5.svm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4472c4" draw:marker-start="msArrowEnd_20_5" draw:marker-start-width="0.318cm" draw:marker-start-center="false" draw:marker-end="msArrowEnd_20_5" draw:marker-end-width="0.318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dash" draw:stroke-dash="Ultrafine_20_Dotted_20__28_var_29_" svg:stroke-width="0.152cm" svg:stroke-color="#ff3333" draw:marker-start-width="0.427cm" draw:marker-end-width="0.427cm" draw:fill="none" draw:textarea-vertical-align="middle" fo:padding-top="0.2cm" fo:padding-bottom="0.2cm" fo:padding-left="0.325cm" fo:padding-right="0.32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111cm" style:use-optimal-column-width="false"/>
    </style:style>
    <style:style style:name="co2" style:family="table-column">
      <style:table-column-properties style:column-width="1.113cm" style:use-optimal-column-width="false"/>
    </style:style>
    <style:style style:name="ro1" style:family="table-row">
      <style:table-row-properties style:row-height="1.029cm"/>
    </style:style>
    <style:style style:name="ro2" style:family="table-row">
      <style:table-row-properties style:row-height="1.03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ff0000" style:text-line-through-style="none" fo:letter-spacing="normal" fo:font-style="normal" style:text-underline-style="none" fo:font-weight="bold" style:font-style-asian="normal" style:font-weight-asian="bold" style:font-style-complex="normal" style:font-weight-complex="bold" fo:hyphenate="false"/>
    </style:style>
    <style:style style:name="ce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000000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26cm 0cm 0.026cm" style:border-line-width-right="0.008cm 0cm 0.008cm" style:border-line-width-top="0.026cm 0cm 0.026cm" style:border-line-width-bottom="0.008cm 0cm 0.008cm" fo:border-left="0.026cm solid #000000" fo:border-right="0.008cm solid #000000" fo:border-top="0.026cm solid #000000" fo:border-bottom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26cm 0cm 0.026cm" style:border-line-width-bottom="0.008cm 0cm 0.008cm" fo:border-left="0.008cm solid #000000" fo:border-right="0.008cm solid #000000" fo:border-top="0.026cm solid #000000" fo:border-bottom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26cm 0cm 0.026cm" style:border-line-width-top="0.026cm 0cm 0.026cm" style:border-line-width-bottom="0.008cm 0cm 0.008cm" fo:border-left="0.008cm solid #000000" fo:border-right="0.026cm solid #000000" fo:border-top="0.026cm solid #000000" fo:border-bottom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26cm 0cm 0.026cm" style:border-line-width-right="0.008cm 0cm 0.008cm" style:border-line-width-top="0.008cm 0cm 0.008cm" style:border-line-width-bottom="0.008cm 0cm 0.008cm" fo:border-left="0.026cm solid #000000" fo:border-right="0.008cm solid #000000" fo:border-top="0.008cm solid #000000" fo:border-bottom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26cm 0cm 0.026cm" style:border-line-width-top="0.008cm 0cm 0.008cm" style:border-line-width-bottom="0.008cm 0cm 0.008cm" fo:border-left="0.008cm solid #000000" fo:border-right="0.026cm solid #000000" fo:border-top="0.008cm solid #000000" fo:border-bottom="0.008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26cm 0cm 0.026cm" style:border-line-width-right="0.008cm 0cm 0.008cm" style:border-line-width-top="0.008cm 0cm 0.008cm" style:border-line-width-bottom="0.026cm 0cm 0.026cm" fo:border-left="0.026cm solid #000000" fo:border-right="0.008cm solid #000000" fo:border-top="0.008cm solid #000000" fo:border-bottom="0.02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000000" fo:border-right="0.008cm solid #000000" fo:border-top="0.008cm solid #000000" fo:border-bottom="0.02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26cm 0cm 0.026cm" style:border-line-width-top="0.008cm 0cm 0.008cm" style:border-line-width-bottom="0.026cm 0cm 0.026cm" fo:border-left="0.008cm solid #000000" fo:border-right="0.026cm solid #000000" fo:border-top="0.008cm solid #000000" fo:border-bottom="0.026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000000" style:text-line-through-style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ff0000" style:text-line-through-style="none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letter-spacing="normal" fo:font-weight="normal" style:font-weight-asian="normal" style:font-weight-complex="normal" fo:hyphenate="false"/>
    </style:style>
    <style:style style:name="P8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letter-spacing="normal" fo:hyphenate="false"/>
    </style:style>
    <style:style style:name="P9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1" style:family="paragraph">
      <style:paragraph-properties style:font-independent-line-spacing="true"/>
      <style:text-properties fo:font-size="14pt" style:font-size-asian="14pt" style:font-size-complex="14pt"/>
    </style:style>
    <style:style style:name="P12" style:family="paragraph">
      <style:paragraph-properties fo:text-align="center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000000" style:text-line-through-style="none" fo:font-family="Calibri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ff0000" style:text-line-through-style="none" fo:font-family="Calibri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color="#000000" style:text-line-through-style="none" fo:font-family="Calibri" fo:font-size="13pt" fo:letter-spacing="normal" fo:font-style="normal" style:text-underline-style="none" style:font-size-asian="13pt" style:font-style-asian="normal" style:font-size-complex="13pt" style:font-style-complex="normal"/>
    </style:style>
    <style:style style:name="T5" style:family="text">
      <style:text-properties fo:color="#000000" style:text-line-through-style="none" fo:font-family="Calibri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6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name="Straight Arrow Connector 10" draw:style-name="gr1" draw:text-style-name="P1" draw:layer="layout" svg:x1="1.745cm" svg:y1="6.916cm" svg:x2="1.745cm" svg:y2="15.285cm" svg:d="M1745 6916v8369">
          <text:p/>
        </draw:connector>
        <draw:frame draw:name="Table 3" draw:style-name="standard" draw:layer="layout" svg:width="8.889cm" svg:height="1.028cm" svg:x="1.2cm" svg:y="0.995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">A</text:span></text:p>
              </table:table-cell>
              <table:table-cell>
                <text:p text:style-name="P3">G</text:p>
              </table:table-cell>
              <table:table-cell table:style-name="ce1">
                <text:p text:style-name="P2"><text:span text:style-name="T1">C</text:span></text:p>
              </table:table-cell>
              <table:table-cell>
                <text:p text:style-name="P3">.</text:p>
              </table:table-cell>
              <table:table-cell>
                <text:p text:style-name="P3">.</text:p>
              </table:table-cell>
              <table:table-cell>
                <text:p text:style-name="P3">C</text:p>
              </table:table-cell>
              <table:table-cell>
                <text:p text:style-name="P3">G</text:p>
              </table:table-cell>
              <table:table-cell table:style-name="ce3">
                <text:p text:style-name="P4"><text:span text:style-name="T2">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4" draw:style-name="standard" draw:layer="layout" svg:width="8.889cm" svg:height="1.028cm" svg:x="1.2cm" svg:y="21.88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5"><text:span text:style-name="T3">C</text:span></text:p>
              </table:table-cell>
              <table:table-cell>
                <text:p text:style-name="P3">C</text:p>
              </table:table-cell>
              <table:table-cell table:style-name="ce1">
                <text:p text:style-name="P2"><text:span text:style-name="T1">A</text:span></text:p>
              </table:table-cell>
              <table:table-cell>
                <text:p text:style-name="P3">.</text:p>
              </table:table-cell>
              <table:table-cell>
                <text:p text:style-name="P3">.</text:p>
              </table:table-cell>
              <table:table-cell>
                <text:p text:style-name="P3">G</text:p>
              </table:table-cell>
              <table:table-cell>
                <text:p text:style-name="P3">C</text:p>
              </table:table-cell>
              <table:table-cell table:style-name="ce4">
                <text:p text:style-name="P3">C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le 5" draw:style-name="standard" draw:layer="layout" svg:width="8.889cm" svg:height="1.028cm" svg:x="1.2cm" svg:y="20.13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5"><text:span text:style-name="T3">G</text:span></text:p>
              </table:table-cell>
              <table:table-cell>
                <text:p text:style-name="P3">G</text:p>
              </table:table-cell>
              <table:table-cell table:style-name="ce1">
                <text:p text:style-name="P2"><text:span text:style-name="T1">T</text:span></text:p>
              </table:table-cell>
              <table:table-cell>
                <text:p text:style-name="P3">.</text:p>
              </table:table-cell>
              <table:table-cell>
                <text:p text:style-name="P3">.</text:p>
              </table:table-cell>
              <table:table-cell>
                <text:p text:style-name="P3">C</text:p>
              </table:table-cell>
              <table:table-cell>
                <text:p text:style-name="P3">G</text:p>
              </table:table-cell>
              <table:table-cell table:style-name="ce4">
                <text:p text:style-name="P3">G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 6" draw:style-name="standard" draw:layer="layout" svg:width="8.889cm" svg:height="4.118cm" svg:x="1.2cm" svg:y="15.28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5">
              <table:table-cell>
                <text:p text:style-name="P6"><text:span text:style-name="T4">0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.</text:span></text:p>
              </table:table-cell>
              <table:table-cell>
                <text:p text:style-name="P7"><text:span text:style-name="T4">.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0</text:span></text:p>
              </table:table-cell>
            </table:table-row>
            <table:table-row table:style-name="ro2" table:default-cell-style-name="ce5">
              <table:table-cell>
                <text:p text:style-name="P7"><text:span text:style-name="T4">1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.</text:span></text:p>
              </table:table-cell>
              <table:table-cell>
                <text:p text:style-name="P7"><text:span text:style-name="T4">.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1</text:span></text:p>
              </table:table-cell>
            </table:table-row>
            <table:table-row table:style-name="ro2" table:default-cell-style-name="ce5">
              <table:table-cell>
                <text:p text:style-name="P7"><text:span text:style-name="T4">0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.</text:span></text:p>
              </table:table-cell>
              <table:table-cell>
                <text:p text:style-name="P7"><text:span text:style-name="T4">.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0</text:span></text:p>
              </table:table-cell>
            </table:table-row>
            <table:table-row table:style-name="ro1" table:default-cell-style-name="ce5">
              <table:table-cell>
                <text:p text:style-name="P7"><text:span text:style-name="T4">0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.</text:span></text:p>
              </table:table-cell>
              <table:table-cell>
                <text:p text:style-name="P7"><text:span text:style-name="T4">.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Table 7" draw:style-name="standard" draw:layer="layout" svg:width="8.889cm" svg:height="4.118cm" svg:x="1.2cm" svg:y="2.79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5">
              <table:table-cell>
                <text:p text:style-name="P6"><text:span text:style-name="T4">1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.</text:span></text:p>
              </table:table-cell>
              <table:table-cell>
                <text:p text:style-name="P7"><text:span text:style-name="T4">.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0</text:span></text:p>
              </table:table-cell>
            </table:table-row>
            <table:table-row table:style-name="ro2" table:default-cell-style-name="ce5"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.</text:span></text:p>
              </table:table-cell>
              <table:table-cell>
                <text:p text:style-name="P7"><text:span text:style-name="T4">.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1</text:span></text:p>
              </table:table-cell>
            </table:table-row>
            <table:table-row table:style-name="ro2" table:default-cell-style-name="ce5">
              <table:table-cell>
                <text:p text:style-name="P7"><text:span text:style-name="T4">0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.</text:span></text:p>
              </table:table-cell>
              <table:table-cell>
                <text:p text:style-name="P7"><text:span text:style-name="T4">.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0</text:span></text:p>
              </table:table-cell>
            </table:table-row>
            <table:table-row table:style-name="ro1" table:default-cell-style-name="ce5">
              <table:table-cell>
                <text:p text:style-name="P7"><text:span text:style-name="T4">0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.</text:span></text:p>
              </table:table-cell>
              <table:table-cell>
                <text:p text:style-name="P7"><text:span text:style-name="T4">.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0</text:span></text:p>
              </table:table-cell>
              <table:table-cell>
                <text:p text:style-name="P7"><text:span text:style-name="T4">0</text:span></text:p>
              </table:table-cell>
            </table:table-row>
          </table:table>
          <draw:image xlink:href="Pictures/TablePreview5.svm" xlink:type="simple" xlink:show="embed" xlink:actuate="onLoad"/>
        </draw:frame>
        <draw:connector draw:name="Straight Arrow Connector 11" draw:style-name="gr1" draw:text-style-name="P1" draw:layer="layout" svg:x1="3.942cm" svg:y1="6.916cm" svg:x2="3.942cm" svg:y2="15.285cm" svg:d="M3942 6916v8369">
          <text:p/>
        </draw:connector>
        <draw:frame draw:name="Table 8" draw:style-name="standard" draw:layer="layout" svg:width="8.889cm" svg:height="4.118cm" svg:x="1.2cm" svg:y="9.04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7">
              <table:table-cell table:style-name="ce6">
                <text:p text:style-name="P6"><text:span text:style-name="T5">1</text:span></text:p>
              </table:table-cell>
              <table:table-cell>
                <text:p text:style-name="P8"><text:span text:style-name="T5">0</text:span></text:p>
              </table:table-cell>
              <table:table-cell>
                <text:p text:style-name="P8"><text:span text:style-name="T5">0</text:span></text:p>
              </table:table-cell>
              <table:table-cell>
                <text:p text:style-name="P8"><text:span text:style-name="T5">.</text:span></text:p>
              </table:table-cell>
              <table:table-cell>
                <text:p text:style-name="P8"><text:span text:style-name="T5">.</text:span></text:p>
              </table:table-cell>
              <table:table-cell>
                <text:p text:style-name="P8"><text:span text:style-name="T5">0</text:span></text:p>
              </table:table-cell>
              <table:table-cell>
                <text:p text:style-name="P8"><text:span text:style-name="T5">0</text:span></text:p>
              </table:table-cell>
              <table:table-cell table:style-name="ce8">
                <text:p text:style-name="P8"><text:span text:style-name="T5">0</text:span></text:p>
              </table:table-cell>
            </table:table-row>
            <table:table-row table:style-name="ro2" table:default-cell-style-name="ce10">
              <table:table-cell table:style-name="ce9">
                <text:p text:style-name="P8"><text:span text:style-name="T5">1</text:span></text:p>
              </table:table-cell>
              <table:table-cell>
                <text:p text:style-name="P8"><text:span text:style-name="T5">1</text:span></text:p>
              </table:table-cell>
              <table:table-cell>
                <text:p text:style-name="P8"><text:span text:style-name="T5">0</text:span></text:p>
              </table:table-cell>
              <table:table-cell>
                <text:p text:style-name="P8"><text:span text:style-name="T5">.</text:span></text:p>
              </table:table-cell>
              <table:table-cell>
                <text:p text:style-name="P8"><text:span text:style-name="T5">.</text:span></text:p>
              </table:table-cell>
              <table:table-cell>
                <text:p text:style-name="P8"><text:span text:style-name="T5">0</text:span></text:p>
              </table:table-cell>
              <table:table-cell>
                <text:p text:style-name="P8"><text:span text:style-name="T5">1</text:span></text:p>
              </table:table-cell>
              <table:table-cell table:style-name="ce11">
                <text:p text:style-name="P8"><text:span text:style-name="T5">1</text:span></text:p>
              </table:table-cell>
            </table:table-row>
            <table:table-row table:style-name="ro2" table:default-cell-style-name="ce10">
              <table:table-cell table:style-name="ce9">
                <text:p text:style-name="P8"><text:span text:style-name="T5">0</text:span></text:p>
              </table:table-cell>
              <table:table-cell>
                <text:p text:style-name="P8"><text:span text:style-name="T5">0</text:span></text:p>
              </table:table-cell>
              <table:table-cell>
                <text:p text:style-name="P8"><text:span text:style-name="T5">1</text:span></text:p>
              </table:table-cell>
              <table:table-cell>
                <text:p text:style-name="P8"><text:span text:style-name="T5">.</text:span></text:p>
              </table:table-cell>
              <table:table-cell>
                <text:p text:style-name="P8"><text:span text:style-name="T5">.</text:span></text:p>
              </table:table-cell>
              <table:table-cell>
                <text:p text:style-name="P8"><text:span text:style-name="T5">1</text:span></text:p>
              </table:table-cell>
              <table:table-cell>
                <text:p text:style-name="P8"><text:span text:style-name="T5">0</text:span></text:p>
              </table:table-cell>
              <table:table-cell table:style-name="ce11">
                <text:p text:style-name="P8"><text:span text:style-name="T5">0</text:span></text:p>
              </table:table-cell>
            </table:table-row>
            <table:table-row table:style-name="ro1" table:default-cell-style-name="ce13">
              <table:table-cell table:style-name="ce12">
                <text:p text:style-name="P8"><text:span text:style-name="T5">0</text:span></text:p>
              </table:table-cell>
              <table:table-cell>
                <text:p text:style-name="P8"><text:span text:style-name="T5">0</text:span></text:p>
              </table:table-cell>
              <table:table-cell>
                <text:p text:style-name="P8"><text:span text:style-name="T5">1</text:span></text:p>
              </table:table-cell>
              <table:table-cell>
                <text:p text:style-name="P8"><text:span text:style-name="T5">.</text:span></text:p>
              </table:table-cell>
              <table:table-cell>
                <text:p text:style-name="P8"><text:span text:style-name="T5">.</text:span></text:p>
              </table:table-cell>
              <table:table-cell>
                <text:p text:style-name="P8"><text:span text:style-name="T5">0</text:span></text:p>
              </table:table-cell>
              <table:table-cell>
                <text:p text:style-name="P8"><text:span text:style-name="T5">0</text:span></text:p>
              </table:table-cell>
              <table:table-cell table:style-name="ce14">
                <text:p text:style-name="P8"><text:span text:style-name="T5">0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Box 13" draw:style-name="gr2" draw:text-style-name="P10" draw:layer="layout" svg:width="3.829cm" svg:height="0.843cm" svg:x="10.441cm" svg:y="1.13cm">
          <text:p text:style-name="P9"><text:span text:style-name="T6">Target D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14" draw:style-name="gr3" draw:text-style-name="P10" draw:layer="layout" svg:width="3.829cm" svg:height="0.843cm" svg:x="10.554cm" svg:y="21.929cm">
          <text:p text:style-name="P9"><text:span text:style-name="T6">Guide R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15" draw:style-name="gr4" draw:text-style-name="P11" draw:layer="layout" svg:width="4.756cm" svg:height="1.435cm" svg:x="10.071cm" svg:y="20.05cm">
          <text:p text:style-name="P9"><text:span text:style-name="T6">Complementary</text:span></text:p>
          <text:p text:style-name="P9"><text:span text:style-name="T6">guide RNA</text:span></text:p>
          <draw:enhanced-geometry svg:viewBox="0 0 21600 21600" draw:type="rectangle" draw:enhanced-path="M 0 0 L 21600 0 21600 21600 0 21600 0 0 Z N"/>
        </draw:custom-shape>
        <draw:connector draw:name="Straight Arrow Connector 16" draw:style-name="gr1" draw:text-style-name="P1" draw:layer="layout" svg:x1="10.414cm" svg:y1="7.905cm" svg:x2="10.419cm" svg:y2="14.224cm" svg:d="M10414 7905v3160h5v3159">
          <text:p/>
        </draw:connector>
        <draw:custom-shape draw:name="TextBox 17" draw:style-name="gr5" draw:text-style-name="P10" draw:layer="layout" svg:width="3.829cm" svg:height="2.619cm" svg:x="10.554cm" svg:y="9.434cm">
          <text:p text:style-name="P9"><text:span text:style-name="T6">XOR </text:span></text:p>
          <text:p text:style-name="P9"><text:span text:style-name="T6">operation</text:span></text:p>
          <text:p text:style-name="P9"><text:span text:style-name="T6">on</text:span></text:p>
          <text:p text:style-name="P9"><text:span text:style-name="T6">Mismatc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18" draw:style-name="gr6" draw:text-style-name="P10" draw:layer="layout" svg:width="3.829cm" svg:height="1.435cm" svg:x="10.441cm" svg:y="4.064cm">
          <text:p text:style-name="P9"><text:span text:style-name="T6">One-hot</text:span></text:p>
          <text:p text:style-name="P9"><text:span text:style-name="T6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TextBox 19" draw:style-name="gr7" draw:text-style-name="P10" draw:layer="layout" svg:width="3.829cm" svg:height="1.435cm" svg:x="10.441cm" svg:y="16.599cm">
          <text:p text:style-name="P9"><text:span text:style-name="T6">One-hot</text:span></text:p>
          <text:p text:style-name="P9"><text:span text:style-name="T6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8" draw:text-style-name="P12" draw:layer="layout" svg:width="1.086cm" svg:height="16.608cm" svg:x="1.2cm" svg:y="2.796cm">
          <text:p/>
        </draw:rect>
        <draw:rect draw:style-name="gr8" draw:text-style-name="P12" draw:layer="layout" svg:width="1.086cm" svg:height="16.608cm" svg:x="3.486cm" svg:y="2.796cm">
          <text:p/>
        </draw:rect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H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16.6000003814697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6.6000003814697pt" style:language-asian="en" style:country-asian="US" style:font-style-asian="normal" style:font-weight-asian="normal" style:font-family-complex="'Arial Unicode MS'" style:font-family-generic-complex="system" style:font-pitch-complex="variable" style:font-size-complex="16.6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11.8999996185303pt" fo:letter-spacing="normal" fo:font-style="normal" style:text-underline-style="none" fo:font-weight="normal" style:font-size-asian="11.8999996185303pt" style:font-style-asian="normal" style:font-weight-asian="normal" style:font-size-complex="11.8999996185303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0.6999998092651pt" fo:letter-spacing="normal" fo:font-style="normal" style:text-underline-style="none" fo:font-weight="normal" style:font-size-asian="10.6999998092651pt" style:font-style-asian="normal" style:font-weight-asian="normal" style:font-size-complex="10.6999998092651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0.6999998092651pt" fo:letter-spacing="normal" fo:font-style="normal" style:text-underline-style="none" fo:font-weight="normal" style:font-size-asian="10.6999998092651pt" style:font-style-asian="normal" style:font-weight-asian="normal" style:font-size-complex="10.6999998092651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4.1999998092651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4.1999998092651pt" style:language-asian="en" style:country-asian="US" style:font-style-asian="normal" style:font-weight-asian="normal" style:font-family-complex="'Arial Unicode MS'" style:font-family-generic-complex="system" style:font-pitch-complex="variable" style:font-size-complex="14.199999809265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05cm" fo:page-height="23.8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986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5.754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35.5999984741211pt" fo:letter-spacing="normal" fo:font-style="normal" style:text-underline-style="none" fo:font-weight="normal" style:font-size-asian="35.5999984741211pt" style:font-style-asian="normal" style:font-weight-asian="normal" style:font-size-complex="35.5999984741211pt" style:font-style-complex="normal" style:font-weight-complex="normal"/>
    </style:style>
    <style:style style:name="MT3" style:family="text">
      <style:text-properties fo:color="#000000" style:text-line-through-style="none" fo:font-family="Calibri" fo:font-size="10.6999998092651pt" fo:letter-spacing="normal" fo:font-style="normal" style:text-underline-style="none" fo:font-weight="normal" style:font-size-asian="10.6999998092651pt" style:font-style-asian="normal" style:font-weight-asian="normal" style:font-size-complex="10.699999809265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12.792cm" svg:height="8.309cm" svg:x="1.129cm" svg:y="3.906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3.385cm" svg:height="1.27cm" svg:x="1.035cm" svg:y="22.124cm" presentation:class="date-time" presentation:user-transformed="true">
        <draw:text-box>
          <text:p text:style-name="MP5"><text:span text:style-name="MT3"><text:date style:data-style-name="D1" text:date-value="2018-01-22">1/22/18</text:date></text:span></text:p>
        </draw:text-box>
      </draw:frame>
      <draw:frame draw:name="Footer Placeholder 4" presentation:style-name="Mpr2" draw:text-style-name="MP7" draw:layer="backgroundobjects" svg:width="5.079cm" svg:height="1.27cm" svg:x="4.985cm" svg:y="22.124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3.385cm" svg:height="1.27cm" svg:x="10.629cm" svg:y="22.12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13.544cm" svg:height="15.753cm" svg:x="0.752cm" svg:y="5.5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1-22T19:42:06</dc:date>
    <meta:generator>OpenOffice/4.1.5$Unix OpenOffice.org_project/415m1$Build-9789</meta:generator>
    <meta:editing-duration>PT33M21S</meta:editing-duration>
    <meta:editing-cycles>2</meta:editing-cycles>
    <meta:document-statistic meta:object-count="40"/>
  </office:meta>
</office:document-meta>
</file>